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1d9b" officeooo:paragraph-rsid="00161d9b"/>
    </style:style>
    <style:style style:name="P2" style:family="paragraph" style:parent-style-name="Standard">
      <style:text-properties officeooo:rsid="00161d9b" officeooo:paragraph-rsid="00182418"/>
    </style:style>
    <style:style style:name="P3" style:family="paragraph" style:parent-style-name="Standard">
      <style:text-properties officeooo:rsid="001719f8" officeooo:paragraph-rsid="001719f8"/>
    </style:style>
    <style:style style:name="P4" style:family="paragraph" style:parent-style-name="Standard">
      <style:text-properties officeooo:rsid="00182418" officeooo:paragraph-rsid="00182418"/>
    </style:style>
    <style:style style:name="T1" style:family="text">
      <style:text-properties officeooo:rsid="00182418"/>
    </style:style>
    <style:style style:name="T2" style:family="text">
      <style:text-properties officeooo:rsid="0019d4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énario de création d’une ronde :</text:p>
      <text:p text:style-name="P1"/>
      <text:p text:style-name="P1">1. Identification du responsable</text:p>
      <text:p text:style-name="P1"><text:tab/>→ Scanner son badge avec l’application</text:p>
      <text:p text:style-name="P1"/>
      <text:p text:style-name="P3"><text:span text:style-name="T1">2</text:span>. Créer une ronde</text:p>
      <text:p text:style-name="P3"><text:tab/>→ <text:span text:style-name="T1">Entrer le nom de la ronde </text:span></text:p>
      <text:p text:style-name="P3"><text:tab/>→<text:span text:style-name="T1"> Cliquer sur « Ajouter un pointeau »</text:span></text:p>
      <text:p text:style-name="P3"/>
      <text:p text:style-name="P2"><text:span text:style-name="T1">3</text:span>. Créer un pointeau</text:p>
      <text:p text:style-name="P2"><text:tab/>→<text:span text:style-name="T2"> Scanner le pointeau</text:span></text:p>
      <text:p text:style-name="P2"><text:tab/>→ Entrer le nom du pointeau </text:p>
      <text:p text:style-name="P2"><text:tab/>→ Cliquer sur le bouton « Nouveau »</text:p>
      <text:p text:style-name="P2"><text:tab/>→ Entre<text:span text:style-name="T2">r</text:span> un alias</text:p>
      <text:p text:style-name="P2"><text:tab/>→ Entre<text:span text:style-name="T2">r</text:span> un Tag</text:p>
      <text:p text:style-name="P2"><text:tab/>→ Entre<text:span text:style-name="T2">r</text:span> un bâtiment ou en sélectionner un déjà existant dans la liste</text:p>
      <text:p text:style-name="P2"><text:tab/>→ Entre<text:span text:style-name="T2">r</text:span> un Étage ou en sélectionner un déjà existant dans la liste</text:p>
      <text:p text:style-name="P2"><text:tab/>→<text:span text:style-name="T1"> Cliquer sur le bouton « Enregistrer »</text:span></text:p>
      <text:p text:style-name="P2"/>
      <text:p text:style-name="P4">3bis. Ajouter un pointeau déjà existant</text:p>
      <text:p text:style-name="P4"><text:tab/>→<text:span text:style-name="T2"> Scanner le pointeau</text:span></text:p>
      <text:p text:style-name="P4"><text:tab/>→ Modifier ses caractéristiques si besoin </text:p>
      <text:p text:style-name="P4"><text:tab/>→ Clique<text:span text:style-name="T2">r</text:span> sur le bouton « Enregistrer »</text:p>
      <text:p text:style-name="P4"/>
      <text:p text:style-name="P4">4. <text:span text:style-name="T2">Finalisation</text:span></text:p>
      <text:p text:style-name="P4"><text:tab/>→<text:span text:style-name="T2"> Ajuster le temps min et max des pointeaux</text:span></text:p>
      <text:p text:style-name="P4"><text:tab/>→<text:span text:style-name="T2"> Ajuster la position des pointeaux </text:span></text:p>
      <text:p text:style-name="P4"><text:tab/>→<text:span text:style-name="T2"> Supprimer si besoin des pointeaux</text:span></text:p>
      <text:p text:style-name="P4"><text:tab/>→<text:span text:style-name="T2"> Cliquer sur le bouton « Enregistrer »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20T09:56:04.239546174</meta:creation-date>
    <dc:date>2021-01-20T10:55:15.167214129</dc:date>
    <meta:editing-duration>PT6M29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24" meta:word-count="154" meta:character-count="826" meta:non-whitespace-character-count="674"/>
  </office:meta>
</office:document-meta>
</file>